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76pt"/>
    </style:style>
    <style:style style:name="co2" style:family="table-column">
      <style:table-column-properties fo:break-before="auto" style:column-width="106.36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30.14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37.31pt"/>
    </style:style>
    <style:style style:name="co7" style:family="table-column">
      <style:table-column-properties fo:break-before="auto" style:column-width="15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dos">
      <style:table-properties table:display="true" style:writing-mode="lr-tb"/>
    </style:style>
    <style:style style:name="ta2" style:family="table" style:master-page-name="PageStyle_5f_matérias">
      <style:table-properties table:display="true" style:writing-mode="lr-tb"/>
    </style:style>
    <style:style style:name="ta3" style:family="table" style:master-page-name="PageStyle_5f_professores">
      <style:table-properties table:display="true" style:writing-mode="lr-tb"/>
    </style:style>
    <style:style style:name="ta4" style:family="table" style:master-page-name="PageStyle_5f_alunos">
      <style:table-properties table:display="true" style:writing-mode="lr-tb"/>
    </style:style>
    <style:style style:name="ta5" style:family="table" style:master-page-name="PageStyle_5f_acess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ofessores.$A$2:.$A$100])" table:allow-empty-cell="true" table:display-list="unsorted" table:base-cell-address="dados.A3">
          <table:error-message table:message-type="stop" table:display="true"/>
        </table:content-validation>
        <table:content-validation table:name="val2" table:condition="of:cell-content-is-in-list([$alunos.$A$2:.$A$200])" table:allow-empty-cell="true" table:display-list="unsorted" table:base-cell-address="dados.B3">
          <table:error-message table:message-type="stop" table:display="true"/>
        </table:content-validation>
        <table:content-validation table:name="val3" table:condition="of:cell-content-is-in-list([$matérias.$A$2:.$A$50])" table:allow-empty-cell="true" table:display-list="unsorted" table:base-cell-address="dados.C3">
          <table:error-message table:message-type="stop" table:display="true"/>
        </table:content-validation>
      </table:content-validation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ELAS NOTAS DA ESCOLA CEPROCAMP</text:p>
          </table:table-cell>
          <table:covered-table-cell table:number-columns-repeated="6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ALUNO</text:p>
          </table:table-cell>
          <table:table-cell table:style-name="ce2" office:value-type="string" calcext:value-type="string">
            <text:p>MATÉRI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OTA</text:p>
          </table:table-cell>
          <table:table-cell table:style-name="ce2" office:value-type="string" calcext:value-type="string">
            <text:p>FALTAS</text:p>
          </table:table-cell>
          <table:table-cell table:style-name="ce2" office:value-type="string" calcext:value-type="string">
            <text:p>OBS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table:content-validation-name="val1" office:value-type="string" calcext:value-type="string">
            <text:p>jonas@ceprocamp.com.br</text:p>
          </table:table-cell>
          <table:table-cell table:style-name="ce5" table:content-validation-name="val2" office:value-type="string" calcext:value-type="string">
            <text:p>1830582@aluno.univesp.br</text:p>
          </table:table-cell>
          <table:table-cell table:style-name="ce3" table:content-validation-name="val3" office:value-type="string" calcext:value-type="string">
            <text:p>MATEMÁTICA</text:p>
          </table:table-cell>
          <table:table-cell table:style-name="ce6" office:value-type="string" calcext:value-type="string">
            <text:p>01/11/2021</text:p>
          </table:table-cell>
          <table:table-cell table:style-name="ce6" office:value-type="string" calcext:value-type="string">
            <text:p>8,5</text:p>
          </table:table-cell>
          <table:table-cell table:style-name="ce6" office:value-type="string" calcext:value-type="string">
            <text:p>0</text:p>
          </table:table-cell>
          <table:table-cell table:style-name="ce5" office:value-type="string" calcext:value-type="string">
            <text:p>Revisar cálculo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table:content-validation-name="val1" office:value-type="string" calcext:value-type="string">
            <text:p>jonas@ceprocamp.com.br</text:p>
          </table:table-cell>
          <table:table-cell table:style-name="ce5" table:content-validation-name="val2" office:value-type="string" calcext:value-type="string">
            <text:p>1830582@aluno.univesp.br</text:p>
          </table:table-cell>
          <table:table-cell table:style-name="ce3" table:content-validation-name="val3" office:value-type="string" calcext:value-type="string">
            <text:p>MATEMÁTICA</text:p>
          </table:table-cell>
          <table:table-cell table:style-name="ce6" office:value-type="string" calcext:value-type="string">
            <text:p>02/11/2022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</text:p>
          </table:table-cell>
          <table:table-cell table:style-name="ce3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table:content-validation-name="val1" office:value-type="string" calcext:value-type="string">
            <text:p>jonas@ceprocamp.com.br</text:p>
          </table:table-cell>
          <table:table-cell table:style-name="ce5" table:content-validation-name="val2" office:value-type="string" calcext:value-type="string">
            <text:p>1830582@aluno.univesp.br</text:p>
          </table:table-cell>
          <table:table-cell table:style-name="ce3" table:content-validation-name="val3" office:value-type="string" calcext:value-type="string">
            <text:p>INGLÊS</text:p>
          </table:table-cell>
          <table:table-cell table:style-name="ce6" office:value-type="string" calcext:value-type="string">
            <text:p>03/11/2020</text:p>
          </table:table-cell>
          <table:table-cell table:number-columns-repeated="2" table:style-name="ce6" office:value-type="string" calcext:value-type="string">
            <text:p>2</text:p>
          </table:table-cell>
          <table:table-cell table:style-name="ce3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table:content-validation-name="val1" office:value-type="string" calcext:value-type="string">
            <text:p>jonas@ceprocamp.com.br</text:p>
          </table:table-cell>
          <table:table-cell table:style-name="ce5" table:content-validation-name="val2" office:value-type="string" calcext:value-type="string">
            <text:p>1830582@aluno.univesp.br</text:p>
          </table:table-cell>
          <table:table-cell table:style-name="ce3" table:content-validation-name="val3" office:value-type="string" calcext:value-type="string">
            <text:p>PORTUGUÊS</text:p>
          </table:table-cell>
          <table:table-cell table:style-name="ce6" office:value-type="string" calcext:value-type="string">
            <text:p>04/11/201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3</text:p>
          </table:table-cell>
          <table:table-cell table:style-name="ce3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table:content-validation-name="val1" office:value-type="string" calcext:value-type="string">
            <text:p>jonas@ceprocamp.com.br</text:p>
          </table:table-cell>
          <table:table-cell table:style-name="ce5" table:content-validation-name="val2" office:value-type="string" calcext:value-type="string">
            <text:p>1830583@aluno.univesp.br</text:p>
          </table:table-cell>
          <table:table-cell table:style-name="ce3" table:content-validation-name="val3" office:value-type="string" calcext:value-type="string">
            <text:p>LIBRAS</text:p>
          </table:table-cell>
          <table:table-cell table:style-name="ce6" office:value-type="string" calcext:value-type="string">
            <text:p>05/11/2019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3</text:p>
          </table:table-cell>
          <table:table-cell table:style-name="ce4" table:number-columns-repeated="21"/>
          <table:table-cell table:number-columns-repeated="997"/>
        </table:table-row>
        <table:table-row table:style-name="ro1" table:number-rows-repeated="26">
          <table:table-cell table:style-name="ce3" table:content-validation-name="val1"/>
          <table:table-cell table:style-name="ce5" table:content-validation-name="val2"/>
          <table:table-cell table:style-name="ce3" table:content-validation-name="val3"/>
          <table:table-cell table:style-name="ce4" table:number-columns-repeated="24"/>
          <table:table-cell table:number-columns-repeated="997"/>
        </table:table-row>
        <table:table-row table:style-name="ro1" table:number-rows-repeated="960">
          <table:table-cell table:style-name="ce4" table:number-columns-repeated="27"/>
          <table:table-cell table:number-columns-repeated="997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érias" table:style-name="ta2">
        <table:table-column table:style-name="co3" table:number-columns-repeated="1024" table:default-cell-style-name="Default"/>
        <table:table-row table:style-name="ro1">
          <table:table-cell table:style-name="ce7" office:value-type="string" calcext:value-type="string">
            <text:p>MATÉRIA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MATEMÁTICA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INGLÊ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PORTUGUÊ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LIBRAS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essores" table:style-name="ta3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7" office:value-type="string" calcext:value-type="string">
            <text:p>PROFESSORE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jonas@ceprocamp.com.br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unos" table:style-name="ta4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7" office:value-type="string" calcext:value-type="string">
            <text:p>ALUNO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1830582@aluno.univesp.b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1830583@aluno.univesp.br</text:p>
          </table:table-cell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essos" table:style-name="ta5">
        <table:table-column table:style-name="co6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table:style-name="ce8" office:value-type="string" calcext:value-type="string">
            <text:p>E-MAIL</text:p>
          </table:table-cell>
          <table:table-cell table:style-name="ce8" office:value-type="string" calcext:value-type="string">
            <text:p>DATA ACESSO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2:42.769" calcext:value-type="date">
            <text:p>11/21/2021 15:22:4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2:35.007" calcext:value-type="date">
            <text:p>11/21/2021 15:22:3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2:10.267" calcext:value-type="date">
            <text:p>11/21/2021 15:22:1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1:55.283" calcext:value-type="date">
            <text:p>11/21/2021 15:21:5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1:26.906" calcext:value-type="date">
            <text:p>11/21/2021 15:21:2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1:20.329" calcext:value-type="date">
            <text:p>11/21/2021 15:21: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18:33:37.145" calcext:value-type="date">
            <text:p>11/16/2021 18:33:3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18:32:16.984" calcext:value-type="date">
            <text:p>11/16/2021 18:32:1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18:32:04.187" calcext:value-type="date">
            <text:p>11/16/2021 18:32:0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18:31:50.23" calcext:value-type="date">
            <text:p>11/16/2021 18:31:5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18:31:36.996" calcext:value-type="date">
            <text:p>11/16/2021 18:31:3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18:31:22.235" calcext:value-type="date">
            <text:p>11/16/2021 18:31:2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6T15:04:49.191" calcext:value-type="date">
            <text:p>11/16/2021 15:04:4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6T15:04:38.95" calcext:value-type="date">
            <text:p>11/16/2021 15:04:3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09:53:34.733" calcext:value-type="date">
            <text:p>11/16/2021 9:53:3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09:44:49.511" calcext:value-type="date">
            <text:p>11/16/2021 9:44:5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09:42:44.175" calcext:value-type="date">
            <text:p>11/16/2021 9:42:4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09:37:24.16" calcext:value-type="date">
            <text:p>11/16/2021 9:37:2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09:31:14.853" calcext:value-type="date">
            <text:p>11/16/2021 9:31:1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6T09:30:38.235" calcext:value-type="date">
            <text:p>11/16/2021 9:30:3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6T08:08:42.479" calcext:value-type="date">
            <text:p>11/16/2021 8:08:4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5T20:05:47.17" calcext:value-type="date">
            <text:p>11/15/2021 20:05:4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5T20:05:36.786" calcext:value-type="date">
            <text:p>11/15/2021 20:05:3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5960@aluno.univesp.br</text:p>
          </table:table-cell>
          <table:table-cell table:style-name="ce10" office:value-type="date" office:date-value="2021-11-15T19:48:34.007" calcext:value-type="date">
            <text:p>11/15/2021 19:48:3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5960@aluno.univesp.br</text:p>
          </table:table-cell>
          <table:table-cell table:style-name="ce10" office:value-type="date" office:date-value="2021-11-15T19:48:17.577" calcext:value-type="date">
            <text:p>11/15/2021 19:48:1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5960@aluno.univesp.br</text:p>
          </table:table-cell>
          <table:table-cell table:style-name="ce10" office:value-type="date" office:date-value="2021-11-15T19:45:41.389" calcext:value-type="date">
            <text:p>11/15/2021 19:45:4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5960@aluno.univesp.br</text:p>
          </table:table-cell>
          <table:table-cell table:style-name="ce10" office:value-type="date" office:date-value="2021-11-15T19:41:20.858" calcext:value-type="date">
            <text:p>11/15/2021 19:41:2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5T19:40:11.98" calcext:value-type="date">
            <text:p>11/15/2021 19:40:1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2152@aluno.univesp.br</text:p>
          </table:table-cell>
          <table:table-cell table:style-name="ce10" office:value-type="date" office:date-value="2021-11-15T19:39:46.376" calcext:value-type="date">
            <text:p>11/15/2021 19:39:4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05960@aluno.univesp.br</text:p>
          </table:table-cell>
          <table:table-cell table:style-name="ce10" office:value-type="date" office:date-value="2021-11-15T19:39:45.108" calcext:value-type="date">
            <text:p>11/15/2021 19:39:4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2010649@aluno.univesp.br</text:p>
          </table:table-cell>
          <table:table-cell table:style-name="ce10" office:value-type="date" office:date-value="2021-11-15T19:39:34.091" calcext:value-type="date">
            <text:p>11/15/2021 19:39:3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9:33:55.42" calcext:value-type="date">
            <text:p>11/15/2021 19:33:5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9:24:51.6" calcext:value-type="date">
            <text:p>11/15/2021 19:24:5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9:24:42.409" calcext:value-type="date">
            <text:p>11/15/2021 19:24:4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9:24:26.423" calcext:value-type="date">
            <text:p>11/15/2021 19:24:2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9:02:07.269" calcext:value-type="date">
            <text:p>11/15/2021 19:02:0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56:35.071" calcext:value-type="date">
            <text:p>11/15/2021 18:56:3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56:29.556" calcext:value-type="date">
            <text:p>11/15/2021 18:56:3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55:53.994" calcext:value-type="date">
            <text:p>11/15/2021 18:55:5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55:28.049" calcext:value-type="date">
            <text:p>11/15/2021 18:55:2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54:02.438" calcext:value-type="date">
            <text:p>11/15/2021 18:54:0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49:20.201" calcext:value-type="date">
            <text:p>11/15/2021 18:49: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15T18:49:02.09" calcext:value-type="date">
            <text:p>11/15/2021 18:49:0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5:28:53.307" calcext:value-type="date">
            <text:p>11/21/2021 15:28:5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6:31:45.344" calcext:value-type="date">
            <text:p>11/21/2021 16:31:4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6:36:04.593" calcext:value-type="date">
            <text:p>11/21/2021 16:36:0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6:37:55.453" calcext:value-type="date">
            <text:p>11/21/2021 16:37:5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6:38:03.263" calcext:value-type="date">
            <text:p>11/21/2021 16:38:0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6:40:02.486" calcext:value-type="date">
            <text:p>11/21/2021 16:40:0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16:45:04.283" calcext:value-type="date">
            <text:p>11/21/2021 16:45:0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1:40:36.257" calcext:value-type="date">
            <text:p>11/21/2021 21:40:3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1:51:32.088" calcext:value-type="date">
            <text:p>11/21/2021 21:51:3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1:53:55.885" calcext:value-type="date">
            <text:p>11/21/2021 21:53:5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12:33.904" calcext:value-type="date">
            <text:p>11/21/2021 22:12:3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12:51.292" calcext:value-type="date">
            <text:p>11/21/2021 22:12:5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14:58.361" calcext:value-type="date">
            <text:p>11/21/2021 22:14:5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15:28.677" calcext:value-type="date">
            <text:p>11/21/2021 22:15: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21:29.163" calcext:value-type="date">
            <text:p>11/21/2021 22:21: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21:45.316" calcext:value-type="date">
            <text:p>11/21/2021 22:21:4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25:32.028" calcext:value-type="date">
            <text:p>11/21/2021 22:25:3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2:32:20.348" calcext:value-type="date">
            <text:p>11/21/2021 22:32: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30:51.224" calcext:value-type="date">
            <text:p>11/21/2021 23:30:5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32:00.998" calcext:value-type="date">
            <text:p>11/21/2021 23:32:0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33:57.649" calcext:value-type="date">
            <text:p>11/21/2021 23:33:5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34:49.008" calcext:value-type="date">
            <text:p>11/21/2021 23:34:4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40:12.175" calcext:value-type="date">
            <text:p>11/21/2021 23:40:1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43:00.295" calcext:value-type="date">
            <text:p>11/21/2021 23:43: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47:50.777" calcext:value-type="date">
            <text:p>11/21/2021 23:47:5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47:57.303" calcext:value-type="date">
            <text:p>11/21/2021 23:47:5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1:10.773" calcext:value-type="date">
            <text:p>11/21/2021 23:51:1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3:39.796" calcext:value-type="date">
            <text:p>11/21/2021 23:53:4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6:29.768" calcext:value-type="date">
            <text:p>11/21/2021 23:56:3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7:30.009" calcext:value-type="date">
            <text:p>11/21/2021 23:57:3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7:48.513" calcext:value-type="date">
            <text:p>11/21/2021 23:57:4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8:02.486" calcext:value-type="date">
            <text:p>11/21/2021 23:58:0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1T23:59:28.534" calcext:value-type="date">
            <text:p>11/21/2021 23:59: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00:01.118" calcext:value-type="date">
            <text:p>11/22/2021 0:00:0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01:37.079" calcext:value-type="date">
            <text:p>11/22/2021 0:01:3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03:00.693" calcext:value-type="date">
            <text:p>11/22/2021 0:03:0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10:08.494" calcext:value-type="date">
            <text:p>11/22/2021 0:10:0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17:28.794" calcext:value-type="date">
            <text:p>11/22/2021 0:17: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0:42.858" calcext:value-type="date">
            <text:p>11/22/2021 0:20:4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4:33.097" calcext:value-type="date">
            <text:p>11/22/2021 0:24:3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5:00.504" calcext:value-type="date">
            <text:p>11/22/2021 0:25:0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6:04.629" calcext:value-type="date">
            <text:p>11/22/2021 0:26:0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7:02.648" calcext:value-type="date">
            <text:p>11/22/2021 0:27:0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7:35" calcext:value-type="date">
            <text:p>11/22/2021 0:27:3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7:51.469" calcext:value-type="date">
            <text:p>11/22/2021 0:27:5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29:10.512" calcext:value-type="date">
            <text:p>11/22/2021 0:29:1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2:54.712" calcext:value-type="date">
            <text:p>11/22/2021 0:32:5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3:29.224" calcext:value-type="date">
            <text:p>11/22/2021 0:33: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4:59.007" calcext:value-type="date">
            <text:p>11/22/2021 0:34:5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5:11.709" calcext:value-type="date">
            <text:p>11/22/2021 0:35:1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5:26.745" calcext:value-type="date">
            <text:p>11/22/2021 0:35:2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5:51.053" calcext:value-type="date">
            <text:p>11/22/2021 0:35:5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37:51.973" calcext:value-type="date">
            <text:p>11/22/2021 0:37:5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44:32.205" calcext:value-type="date">
            <text:p>11/22/2021 0:44:3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0:47:11.803" calcext:value-type="date">
            <text:p>11/22/2021 0:47:1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02:37.32" calcext:value-type="date">
            <text:p>11/22/2021 1:02:3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05:22.411" calcext:value-type="date">
            <text:p>11/22/2021 1:05:2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06:59.304" calcext:value-type="date">
            <text:p>11/22/2021 1:06:5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09:32.062" calcext:value-type="date">
            <text:p>11/22/2021 1:09:3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13:17.436" calcext:value-type="date">
            <text:p>11/22/2021 1:13:1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14:44.544" calcext:value-type="date">
            <text:p>11/22/2021 1:14:4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16:07.003" calcext:value-type="date">
            <text:p>11/22/2021 1:16:0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16:31.565" calcext:value-type="date">
            <text:p>11/22/2021 1:16:3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18:35.958" calcext:value-type="date">
            <text:p>11/22/2021 1:18:3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18:51.187" calcext:value-type="date">
            <text:p>11/22/2021 1:18:5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21:17.06" calcext:value-type="date">
            <text:p>11/22/2021 1:21:1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21:49.508" calcext:value-type="date">
            <text:p>11/22/2021 1:21:5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22:13.009" calcext:value-type="date">
            <text:p>11/22/2021 1:22:1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1:22:28.435" calcext:value-type="date">
            <text:p>11/22/2021 1:22:2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9:46:23.018" calcext:value-type="date">
            <text:p>11/22/2021 9:46:2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9:48:36.078" calcext:value-type="date">
            <text:p>11/22/2021 9:48:3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9:50:55.58" calcext:value-type="date">
            <text:p>11/22/2021 9:50:56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9:51:59.971" calcext:value-type="date">
            <text:p>11/22/2021 9:52:0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9:53:11.03" calcext:value-type="date">
            <text:p>11/22/2021 9:53:1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1830582@aluno.univesp.br</text:p>
          </table:table-cell>
          <table:table-cell table:style-name="ce10" office:value-type="date" office:date-value="2021-11-22T09:55:35.319" calcext:value-type="date">
            <text:p>11/22/2021 9:55:35</text:p>
          </table:table-cell>
          <table:table-cell table:number-columns-repeated="1022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érias" style:display-name="PageStyle_matér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sores" style:display-name="PageStyle_profess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nos" style:display-name="PageStyle_alu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essos" style:display-name="PageStyle_acess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87" meta:object-count="0"/>
    <meta:generator>LibreOfficeDev/6.0.5.2$Linux_X86_64 LibreOffice_project/</meta:generator>
  </office:meta>
</office:document-meta>
</file>